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 (Body CS)" svg:font-family="'Times New Roman (Body CS)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597in" fo:margin-left="0.0208in" fo:margin-top="0in" fo:margin-bottom="0in" table:align="left" style:writing-mode="lr-tb"/>
    </style:style>
    <style:style style:name="Table1.A" style:family="table-column">
      <style:table-column-properties style:column-width="1.0403in"/>
    </style:style>
    <style:style style:name="Table1.B" style:family="table-column">
      <style:table-column-properties style:column-width="1.141in"/>
    </style:style>
    <style:style style:name="Table1.C" style:family="table-column">
      <style:table-column-properties style:column-width="0.1215in"/>
    </style:style>
    <style:style style:name="Table1.D" style:family="table-column">
      <style:table-column-properties style:column-width="0.9472in"/>
    </style:style>
    <style:style style:name="Table1.E" style:family="table-column">
      <style:table-column-properties style:column-width="1.0597in"/>
    </style:style>
    <style:style style:name="Table1.F" style:family="table-column">
      <style:table-column-properties style:column-width="0.1194in"/>
    </style:style>
    <style:style style:name="Table1.G" style:family="table-column">
      <style:table-column-properties style:column-width="0.9576in"/>
    </style:style>
    <style:style style:name="Table1.H" style:family="table-column">
      <style:table-column-properties style:column-width="1.0715in"/>
    </style:style>
    <style:style style:name="Table1.1" style:family="table-row">
      <style:table-row-properties style:min-row-height="0.8972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3pt solid #bf9268" style:writing-mode="lr-tb">
        <style:background-image/>
      </style:table-cell-properties>
    </style:style>
    <style:style style:name="Table1.2" style:family="table-row">
      <style:table-row-properties style:min-row-height="0.270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3pt solid #bf9268" fo:border-bottom="none" style:writing-mode="lr-tb"/>
    </style:style>
    <style:style style:name="Table1.3" style:family="table-row">
      <style:table-row-properties style:min-row-height="0.138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B3" style:family="table-cell">
      <style:table-cell-properties style:vertical-align="middle"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C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E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H3" style:family="table-cell">
      <style:table-cell-properties fo:background-color="#ffffff" fo:padding-left="0.075in" fo:padding-right="0.075in" fo:padding-top="0in" fo:padding-bottom="0in" fo:border-left="none" fo:border-right="none" fo:border-top="none" fo:border-bottom="2.25pt solid #bf9268" style:writing-mode="lr-tb">
        <style:background-image/>
      </style:table-cell-properties>
    </style:style>
    <style:style style:name="Table1.4" style:family="table-row">
      <style:table-row-properties style:min-row-height="0.1563in" fo:keep-together="auto"/>
    </style:style>
    <style:style style:name="Table1.A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B4" style:family="table-cell">
      <style:table-cell-properties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C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E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F4" style:family="table-cell">
      <style:table-cell-properties fo:background-color="#303848" fo:padding-left="0.075in" fo:padding-right="0.075in" fo:padding-top="0in" fo:padding-bottom="0in" fo:border="none" style:writing-mode="lr-tb">
        <style:background-image/>
      </style:table-cell-properties>
    </style:style>
    <style:style style:name="Table1.H4" style:family="table-cell">
      <style:table-cell-properties fo:background-color="#ffffff" fo:padding-left="0.075in" fo:padding-right="0.075in" fo:padding-top="0in" fo:padding-bottom="0in" fo:border-left="none" fo:border-right="none" fo:border-top="2.25pt solid #bf9268" fo:border-bottom="none" style:writing-mode="lr-tb">
        <style:background-image/>
      </style:table-cell-properties>
    </style:style>
    <style:style style:name="Table1.5" style:family="table-row">
      <style:table-row-properties style:min-row-height="0.0139in" fo:keep-together="auto"/>
    </style:style>
    <style:style style:name="Table1.A5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E5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A6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E6" style:family="table-cell">
      <style:table-cell-properties style:vertical-align="middle" fo:padding-left="0.0799in" fo:padding-right="0.0799in" fo:padding-top="0.0403in" fo:padding-bottom="0.0403in" fo:border="none" style:writing-mode="lr-tb"/>
    </style:style>
    <style:style style:name="Table1.7" style:family="table-row">
      <style:table-row-properties style:min-row-height="0.3in" fo:keep-together="auto"/>
    </style:style>
    <style:style style:name="Table1.A7" style:family="table-cell">
      <style:table-cell-properties style:vertical-align="middle"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le1.G7" style:family="table-cell">
      <style:table-cell-properties fo:padding-left="0.075in" fo:padding-right="0.075in" fo:padding-top="0in" fo:padding-bottom="0in" fo:border-left="none" fo:border-right="none" fo:border-top="none" fo:border-bottom="2.25pt solid #bf9268" style:writing-mode="lr-tb"/>
    </style:style>
    <style:style style:name="Table1.8" style:family="table-row">
      <style:table-row-properties style:min-row-height="0.1313in" fo:keep-together="auto"/>
    </style:style>
    <style:style style:name="Table1.G8" style:family="table-cell">
      <style:table-cell-properties fo:padding-left="0.075in" fo:padding-right="0.075in" fo:padding-top="0in" fo:padding-bottom="0in" fo:border="none" style:writing-mode="lr-tb"/>
    </style:style>
    <style:style style:name="Table1.9" style:family="table-row">
      <style:table-row-properties style:min-row-height="2.4861in" fo:keep-together="auto"/>
    </style:style>
    <style:style style:name="Table1.D9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10" style:family="table-row">
      <style:table-row-properties style:min-row-height="0.0611in" fo:keep-together="auto"/>
    </style:style>
    <style:style style:name="Table1.G10" style:family="table-cell">
      <style:table-cell-properties fo:padding-left="0.075in" fo:padding-right="0.075in" fo:padding-top="0in" fo:padding-bottom="0in" fo:border-left="none" fo:border-right="none" fo:border-top="none" fo:border-bottom="2.25pt solid #bf9268" style:writing-mode="lr-tb"/>
    </style:style>
    <style:style style:name="Table1.11" style:family="table-row">
      <style:table-row-properties style:min-row-height="0.1528in" fo:keep-together="auto"/>
    </style:style>
    <style:style style:name="Table1.G11" style:family="table-cell">
      <style:table-cell-properties fo:padding-left="0.075in" fo:padding-right="0.075in" fo:padding-top="0in" fo:padding-bottom="0in" fo:border="none" style:writing-mode="lr-tb"/>
    </style:style>
    <style:style style:name="Table1.12" style:family="table-row">
      <style:table-row-properties style:min-row-height="3.3979in" fo:keep-together="auto"/>
    </style:style>
    <style:style style:name="Table1.D1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Title">
      <style:paragraph-properties fo:orphans="2" fo:widows="2"/>
      <style:text-properties style:font-name="Arial1" fo:language="en" fo:country="US" style:letter-kerning="false" style:font-name-asian="Arial2" style:language-asian="en" style:country-asian="US" style:font-size-complex="12pt" style:language-complex="ar" style:country-complex="SA"/>
    </style:style>
    <style:style style:name="P2" style:family="paragraph" style:parent-style-name="Subtitle">
      <style:paragraph-properties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Text">
      <style:paragraph-properties fo:margin-top="0in" fo:margin-bottom="0in" style:contextual-spacing="false" fo:line-height="115%" fo:text-align="center" style:justify-single-word="false" fo:orphans="2" fo:widows="2"/>
      <style:text-properties style:font-name="Arial1" fo:language="en" fo:country="US" style:letter-kerning="false" style:font-name-asian="Arial2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Heading_20_2">
      <style:paragraph-properties fo:margin-top="0in" fo:margin-bottom="0in" style:contextual-spacing="false" fo:line-height="150%" fo:text-align="center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8" style:family="paragraph" style:parent-style-name="Heading_20_1">
      <style:paragraph-properties fo:margin-top="0in" fo:margin-bottom="0in" style:contextual-spacing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List_20_Paragraph" style:list-style-name="WWNum5">
      <style:paragraph-properties fo:margin-top="0in" fo:margin-bottom="0in" style:contextual-spacing="true" fo:line-height="200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2" style:family="paragraph" style:parent-style-name="List_20_Paragraph" style:list-style-name="WWNum10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3" style:family="paragraph" style:parent-style-name="Text">
      <style:paragraph-properties fo:margin-top="0in" fo:margin-bottom="0in" style:contextual-spacing="false" fo:line-height="115%" fo:text-align="start" style:justify-single-word="false" fo:orphans="2" fo:widows="2"/>
      <style:text-properties style:font-name="Arial1" fo:language="en" fo:country="US" style:letter-kerning="false" style:font-name-asian="Arial2" style:language-asian="en" style:country-asian="US" style:font-name-complex="F" style:font-size-complex="12pt" style:language-complex="ar" style:country-complex="SA"/>
    </style:style>
    <style:style style:name="P14" style:family="paragraph" style:parent-style-name="List_20_Paragraph" style:list-style-name="WWNum12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SmallText">
      <style:paragraph-properties fo:margin-top="0in" fo:margin-bottom="0in" style:contextual-spacing="false" fo:line-height="115%" fo:text-align="start" style:justify-single-word="false" fo:orphans="2" fo:widows="2"/>
      <style:text-properties style:font-name="Arial1" fo:font-size="10pt" fo:language="en" fo:country="US" style:letter-kerning="false" style:font-name-asian="Arial2" style:font-size-asian="10pt" style:language-asian="en" style:country-asian="US" style:font-name-complex="F" style:font-size-complex="10pt" style:language-complex="ar" style:country-complex="SA"/>
    </style:style>
    <style:style style:name="P16" style:family="paragraph" style:parent-style-name="List_20_Paragraph" style:list-style-name="WWNum15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7" style:family="paragraph" style:parent-style-name="List_20_Paragraph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9pt" fo:language="en" fo:country="US" style:letter-kerning="false" style:font-name-asian="Arial2" style:font-size-asian="9pt" style:language-asian="en" style:country-asian="US" style:font-name-complex="F" style:font-size-complex="9pt" style:language-complex="ar" style:country-complex="SA"/>
    </style:style>
    <style:style style:name="P18" style:family="paragraph" style:parent-style-name="List_20_Paragraph" style:list-style-name="WWNum14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19" style:family="paragraph" style:parent-style-name="List_20_Paragraph" style:list-style-name="WWNum14">
      <style:paragraph-properties fo:margin-top="0in" fo:margin-bottom="0in" style:contextual-spacing="true" fo:line-height="115%" fo:text-align="start" style:justify-single-word="false" fo:orphans="2" fo:widows="2"/>
      <style:text-properties style:font-name="Arial1" fo:font-size="12pt" fo:language="en" fo:country="US" officeooo:paragraph-rsid="00086bb1" style:letter-kerning="false" style:font-name-asian="Arial2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Standard">
      <style:paragraph-properties>
        <style:tab-stops>
          <style:tab-stop style:position="3.8583in"/>
        </style:tab-stops>
      </style:paragraph-properties>
      <style:text-properties fo:font-size="1pt" style:font-size-asian="1pt" style:font-size-complex="1pt"/>
    </style:style>
    <style:style style:name="P21" style:family="paragraph">
      <loext:graphic-properties draw:fill="solid" draw:fill-color="#303848"/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position="super 58%" fo:font-size="9pt" style:font-size-asian="9pt" style:font-size-complex="9pt"/>
    </style:style>
    <style:style style:name="T5" style:family="text">
      <style:text-properties fo:color="#242935" loext:opacity="100%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fo:letter-spacing="0.028in"/>
    </style:style>
    <style:style style:name="T7" style:family="text">
      <style:text-properties fo:color="#ffffff" loext:opacity="100%" fo:letter-spacing="0.028in">
        <loext:char-complex-color loext:theme-type="light1" loext:color-type="theme"/>
      </style:text-properties>
    </style:style>
    <style:style style:name="T8" style:family="text"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/>
    </style:style>
    <style:style style:name="T11" style:family="text">
      <style:text-properties fo:color="#000000" loext:opacity="100%" style:font-size-complex="10pt">
        <loext:char-complex-color loext:theme-type="dark1" loext:color-type="theme"/>
      </style:text-properties>
    </style:style>
    <style:style style:name="T12" style:family="text">
      <style:text-properties fo:letter-spacing="0.028in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4" style:family="text">
      <style:text-properties fo:font-size="10pt" style:font-size-asian="10pt" style:font-name-complex="Arial2" style:font-size-complex="10pt"/>
    </style:style>
    <style:style style:name="T15" style:family="text">
      <style:text-properties fo:color="#242935" loext:opacity="100%" fo:font-size="10pt" fo:font-weight="bold" style:font-size-asian="10pt" style:font-weight-asian="bold" style:font-size-complex="10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16" style:family="text">
      <style:text-properties fo:color="#000000" loext:opacity="100%" fo:font-style="normal" fo:font-weight="bold" style:font-style-asian="normal" style:font-weight-asian="bold" style:font-style-complex="italic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>
        <loext:char-complex-color loext:theme-type="dark1" loext:color-type="theme"/>
      </style:text-properties>
    </style:style>
    <style:style style:name="T18" style:family="text">
      <style:text-properties fo:font-size="10pt" officeooo:rsid="000929e8" style:font-size-asian="10pt" style:font-size-complex="10pt"/>
    </style:style>
    <style:style style:name="T19" style:family="text">
      <style:text-properties fo:font-size="1pt" style:font-size-asian="1pt" style:font-size-complex="1pt"/>
    </style:style>
    <style:style style:name="gr1" style:family="graphic">
      <style:graphic-properties draw:stroke="none" svg:stroke-width="0in" draw:fill="solid" draw:fill-color="#303848" draw:textarea-vertical-align="top" draw:auto-grow-height="false" fo:min-height="1.2689in" fo:min-width="8.302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1" loext:marker-style-name="T1"><text:span text:style-name="T1">Brandon Chavez</text:span><text:span text:style-name="T1"/></text:p>
            <text:p text:style-name="P2" loext:marker-style-name="T2"><text:span text:style-name="T2">Software Engineer</text:span><text:span text:style-name="T2"/></text:p>
            <text:p text:style-name="P2" loext:marker-style-name="T3"><text:span text:style-name="T3">505 SE 184</text:span><text:span text:style-name="T4">th</text:span><text:span text:style-name="T3"> Ave, Unit 503, Vancouver WA 9868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3" loext:marker-style-name="T2"><text:span text:style-name="T2">(360)721-9323</text:span><text:span text:style-name="T2"/></text:p>
          </table:table-cell>
          <table:covered-table-cell/>
          <table:covered-table-cell/>
          <table:table-cell table:style-name="Table1.A2" table:number-columns-spanned="3" office:value-type="string">
            <text:p text:style-name="P3" loext:marker-style-name="T2"><text:a xlink:type="simple" xlink:href="https://github.com/builditbear" text:style-name="Internet_20_link" text:visited-style-name="Visited_20_Internet_20_Link"><text:span text:style-name="Internet_20_link"><text:span text:style-name="T5">https://github.com/builditbear</text:span></text:span></text:a></text:p>
          </table:table-cell>
          <table:covered-table-cell/>
          <table:covered-table-cell/>
          <table:table-cell table:style-name="Table1.A2" table:number-columns-spanned="2" office:value-type="string">
            <text:p text:style-name="P3" loext:marker-style-name="T3"><text:span text:style-name="T3">brandon.na.chavez@pm.me</text:span><text:span text:style-name="T3"/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B3" table:number-rows-spanned="2" office:value-type="string">
            <text:p text:style-name="P3" loext:marker-style-name="T6"><text:span text:style-name="T7">Education</text:span><text:span text:style-name="T7"/></text:p>
          </table:table-cell>
          <table:table-cell table:style-name="Table1.C3" table:number-columns-spanned="2" office:value-type="string">
            <text:p text:style-name="P4"/>
          </table:table-cell>
          <table:covered-table-cell/>
          <table:table-cell table:style-name="Table1.E3" office:value-type="string">
            <text:p text:style-name="P4"/>
          </table:table-cell>
          <table:table-cell table:style-name="Table1.B3" table:number-rows-spanned="2" table:number-columns-spanned="2" office:value-type="string">
            <text:p text:style-name="P3" loext:marker-style-name="T6"><text:span text:style-name="T7">Skills</text:span><text:span text:style-name="T7"/></text:p>
          </table:table-cell>
          <table:covered-table-cell/>
          <table:table-cell table:style-name="Table1.H3" office:value-type="string">
            <text:p text:style-name="P4"/>
          </table:table-cell>
        </table:table-row>
        <table:table-row table:style-name="Table1.4">
          <table:table-cell table:style-name="Table1.A4" office:value-type="string">
            <text:p text:style-name="P4"/>
          </table:table-cell>
          <table:covered-table-cell table:style-name="Table1.B4"/>
          <table:table-cell table:style-name="Table1.C4" table:number-columns-spanned="2" office:value-type="string">
            <text:p text:style-name="P4"/>
          </table:table-cell>
          <table:covered-table-cell/>
          <table:table-cell table:style-name="Table1.E4" office:value-type="string">
            <text:p text:style-name="P4"/>
          </table:table-cell>
          <table:covered-table-cell table:style-name="Table1.F4"/>
          <table:covered-table-cell/>
          <table:table-cell table:style-name="Table1.H4" office:value-type="string">
            <text:p text:style-name="P4"/>
          </table:table-cell>
        </table:table-row>
        <table:table-row table:style-name="Table1.5">
          <table:table-cell table:style-name="Table1.A5" table:number-columns-spanned="4" office:value-type="string">
            <text:p text:style-name="P5" loext:marker-style-name="T8"><text:span text:style-name="T8">Bachelor’s of Science in Computer Science</text:span><text:span text:style-name="T8"/></text:p>
            <text:p text:style-name="P6" loext:marker-style-name="T2"><text:span text:style-name="T2">Western Governors University</text:span><text:span text:style-name="T2"/></text:p>
            <text:p text:style-name="P6" loext:marker-style-name="T2"><text:span text:style-name="T2">May of 2022 – Competency Based Grading</text:span><text:span text:style-name="T2"/>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6" loext:marker-style-name="T9"><text:span text:style-name="T9">Languages</text:span><text:span text:style-name="T9"/></text:p>
            <text:p text:style-name="P6"><text:span text:style-name="T10">Java, TypeScript, Python, C/C++, Bash, SQL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4" office:value-type="string">
            <text:p text:style-name="P6" loext:marker-style-name="T9"><text:span text:style-name="T9">Associate of Arts and Sciences with Honors</text:span><text:span text:style-name="T9"/></text:p>
            <text:p text:style-name="P6" loext:marker-style-name="T2"><text:span text:style-name="T2">Whatcom Community College</text:span><text:span text:style-name="T2"/></text:p>
            <text:p text:style-name="P5" loext:marker-style-name="T8"><text:span text:style-name="T11">March of 2018 – 3.83 GPA</text:span><text:span text:style-name="T8"/>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6" loext:marker-style-name="T9"><text:span text:style-name="T9">Soft</text:span><text:span text:style-name="T9"/></text:p>
            <text:p text:style-name="P6" loext:marker-style-name="T9"><text:span text:style-name="T2">Self-motivated, team-oriented, investigative, inquisitive, patient, empathetic, stress tolerant.</text:span><text:span text:style-name="T9"/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rows-spanned="2" table:number-columns-spanned="3" office:value-type="string">
            <text:h text:style-name="P7" text:outline-level="2" loext:marker-style-name="T12"><text:span text:style-name="T12">Tech/Conceptual </text:span><text:span text:style-name="T12"/></text:h>
            <text:h text:style-name="P7" text:outline-level="2" loext:marker-style-name="T12"><text:span text:style-name="T12">Proficiencies</text:span><text:span text:style-name="T12"/></text:h>
          </table:table-cell>
          <table:covered-table-cell/>
          <table:covered-table-cell/>
          <table:table-cell table:style-name="Table1.B3" table:number-rows-spanned="2" table:number-columns-spanned="3" office:value-type="string">
            <text:h text:style-name="P8" text:outline-level="1"><text:s/>Projects</text:h>
          </table:table-cell>
          <table:covered-table-cell/>
          <table:covered-table-cell/>
          <table:table-cell table:style-name="Table1.G7" table:number-columns-spanned="2" office:value-type="string">
            <text:p text:style-name="P9"/>
          </table:table-cell>
          <table:covered-table-cell/>
        </table:table-row>
        <table:table-row table:style-name="Table1.8">
          <table:covered-table-cell table:style-name="Table1.A7"/>
          <table:covered-table-cell/>
          <table:covered-table-cell/>
          <table:covered-table-cell table:style-name="Table1.B3"/>
          <table:covered-table-cell/>
          <table:covered-table-cell/>
          <table:table-cell table:style-name="Table1.G8" table:number-columns-spanned="2" office:value-type="string">
            <text:p text:style-name="P9"/>
          </table:table-cell>
          <table:covered-table-cell/>
        </table:table-row>
        <table:table-row table:style-name="Table1.9">
          <table:table-cell table:style-name="Table1.A7" table:number-rows-spanned="4" table:number-columns-spanned="3" office:value-type="string">
            <text:list text:style-name="WWNum5">
              <text:list-item>
                <text:p text:style-name="P10" loext:marker-style-name="T2"><text:span text:style-name="T2">Agile Methodology</text:span></text:p>
              </text:list-item>
              <text:list-item>
                <text:p text:style-name="P10" loext:marker-style-name="T2"><text:span text:style-name="T2">Computer architecture</text:span></text:p>
              </text:list-item>
              <text:list-item>
                <text:p text:style-name="P10" loext:marker-style-name="T2"><text:span text:style-name="T2">Containerization</text:span></text:p>
              </text:list-item>
              <text:list-item>
                <text:p text:style-name="P10" loext:marker-style-name="T2"><text:span text:style-name="T2">Ember.js</text:span></text:p>
              </text:list-item>
              <text:list-item>
                <text:p text:style-name="P10" loext:marker-style-name="T2"><text:span text:style-name="T2">Figma</text:span></text:p>
              </text:list-item>
              <text:list-item>
                <text:p text:style-name="P10" loext:marker-style-name="T2"><text:span text:style-name="T2">Git</text:span></text:p>
              </text:list-item>
              <text:list-item>
                <text:p text:style-name="P10" loext:marker-style-name="T2"><text:span text:style-name="T2">Github Actions</text:span></text:p>
              </text:list-item>
              <text:list-item>
                <text:p text:style-name="P10" loext:marker-style-name="T2"><text:span text:style-name="T2">Linux (Debian-based) incl. WSL 2</text:span></text:p>
              </text:list-item>
              <text:list-item>
                <text:p text:style-name="P10" loext:marker-style-name="T2"><text:span text:style-name="T2">Next.js</text:span></text:p>
              </text:list-item>
              <text:list-item>
                <text:p text:style-name="P10" loext:marker-style-name="T2"><text:span text:style-name="T2">Node.js</text:span></text:p>
              </text:list-item>
              <text:list-item>
                <text:p text:style-name="P10" loext:marker-style-name="T2"><text:span text:style-name="T2">npm</text:span></text:p>
              </text:list-item>
              <text:list-item>
                <text:p text:style-name="P10" loext:marker-style-name="T2"><text:span text:style-name="T2">Operating systems</text:span></text:p>
              </text:list-item>
              <text:list-item>
                <text:p text:style-name="P10" loext:marker-style-name="T2"><text:span text:style-name="T2">pnpm</text:span></text:p>
              </text:list-item>
              <text:list-item>
                <text:p text:style-name="P10" loext:marker-style-name="T2"><text:span text:style-name="T2">REST APIs</text:span></text:p>
              </text:list-item>
              <text:list-item>
                <text:p text:style-name="P10" loext:marker-style-name="T2"><text:span text:style-name="T2">SQL databases</text:span></text:p>
              </text:list-item>
              <text:list-item>
                <text:p text:style-name="P10" loext:marker-style-name="T2"><text:span text:style-name="T2">Vim</text:span></text:p>
              </text:list-item>
              <text:list-item>
                <text:p text:style-name="P10" loext:marker-style-name="T2"><text:span text:style-name="T2">VSCode</text:span></text:p>
              </text:list-item>
            </text:list>
          </table:table-cell>
          <table:covered-table-cell/>
          <table:covered-table-cell/>
          <table:table-cell table:style-name="Table1.D9" table:number-columns-spanned="5" office:value-type="string">
            <text:p text:style-name="P11" loext:marker-style-name="T2"><text:span text:style-name="T9">WGUPS</text:span></text:p>
            <text:list xml:id="list3620799506" text:style-name="WWNum10">
              <text:list-item>
                <text:p text:style-name="P12" loext:marker-style-name="T9"><text:span text:style-name="T2">A command-line utility written in Python for a fictional delivery service which devises a delivery solution for packages, given a package manifest and geographical data.</text:span></text:p>
              </text:list-item>
            </text:list>
            <text:p text:style-name="P13" loext:marker-style-name="T11"><text:span text:style-name="T8">Incredicoon Studios Portfolio Site </text:span><text:span text:style-name="T11">(ongoing)</text:span></text:p>
            <text:list text:style-name="WWNum12">
              <text:list-item>
                <text:p text:style-name="P14" loext:marker-style-name="T13"><text:span text:style-name="T14">Web application written in Ember.js and TypeScript showcasing the works of a small local film studio.</text:span></text:p>
              </text:list-item>
            </text:list>
            <text:p text:style-name="P11" loext:marker-style-name="T2"><text:span text:style-name="T9">Part-Parrot</text:span></text:p>
            <text:list text:continue-list="list3620799506" text:style-name="WWNum10">
              <text:list-item>
                <text:p text:style-name="P12" loext:marker-style-name="T9"><text:span text:style-name="T2">Lightweight product inventory system written in Java with a JavaFX-based GUI.</text:span></text:p>
              </text:list-item>
              <text:list-item>
                <text:p text:style-name="P12" loext:marker-style-name="T15"><text:span text:style-name="T2">Custom styling via JavaFX CSS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covered-table-cell table:style-name="Table1.A7"/>
          <table:covered-table-cell/>
          <table:covered-table-cell/>
          <table:table-cell table:style-name="Table1.B3" table:number-rows-spanned="2" table:number-columns-spanned="3" office:value-type="string">
            <text:h text:style-name="P8" text:outline-level="1">Job Experience</text:h>
          </table:table-cell>
          <table:covered-table-cell/>
          <table:covered-table-cell/>
          <table:table-cell table:style-name="Table1.G10" table:number-columns-spanned="2" office:value-type="string">
            <text:p text:style-name="P9"/>
          </table:table-cell>
          <table:covered-table-cell/>
        </table:table-row>
        <table:table-row table:style-name="Table1.11">
          <table:covered-table-cell table:style-name="Table1.A7"/>
          <table:covered-table-cell/>
          <table:covered-table-cell/>
          <table:covered-table-cell table:style-name="Table1.B3"/>
          <table:covered-table-cell/>
          <table:covered-table-cell/>
          <table:table-cell table:style-name="Table1.G11" table:number-columns-spanned="2" office:value-type="string">
            <text:p text:style-name="P9"/>
          </table:table-cell>
          <table:covered-table-cell/>
        </table:table-row>
        <table:table-row table:style-name="Table1.12">
          <table:covered-table-cell table:style-name="Table1.A7"/>
          <table:covered-table-cell/>
          <table:covered-table-cell/>
          <table:table-cell table:style-name="Table1.D12" table:number-columns-spanned="5" office:value-type="string">
            <text:p text:style-name="P15"><text:span text:style-name="T16">Assoc. Software Engineer at Veradigm </text:span><text:span text:style-name="T17">(Aug 2022 – Apr 2024)</text:span></text:p>
            <text:list text:style-name="WWNum15">
              <text:list-item>
                <text:p text:style-name="P16" loext:marker-style-name="T2"><text:span text:style-name="T2">Helped modernize and refactor the company’s flagship product, written in the Ember.js framework. </text:span></text:p>
              </text:list-item>
              <text:list-item>
                <text:p text:style-name="P16" loext:marker-style-name="T2"><text:span text:style-name="T2">Delivered the UI for a new vaccine catalog feature, pioneering the use of TypeScript and the Next.js framework in our organization.</text:span></text:p>
              </text:list-item>
            </text:list>
            <text:p text:style-name="P17" loext:marker-style-name="T3"/>
            <text:p text:style-name="P15"><text:span text:style-name="T16">Software Engineer at Veradigm </text:span><text:span text:style-name="T17">(April 2024 - Present)</text:span></text:p>
            <text:list text:style-name="WWNum14">
              <text:list-item>
                <text:p text:style-name="P18" loext:marker-style-name="T2"><text:span text:style-name="T2">As </text:span><text:span text:style-name="T18">s</text:span><text:span text:style-name="T2">crum </text:span><text:span text:style-name="T18">m</text:span><text:span text:style-name="T2">aster and </text:span><text:span text:style-name="T18">solution</text:span><text:span text:style-name="T2"> architect for my team, currently leading a cross-team effort to build a robust new user experience intended for a userbase of ~112,000 healthcare providers.</text:span></text:p>
              </text:list-item>
              <text:list-item>
                <text:p text:style-name="P18" loext:marker-style-name="T2"><text:span text:style-name="T2">Pioneering best practices for new technologies.</text:span></text:p>
              </text:list-item>
              <text:list-item>
                <text:p text:style-name="P19" loext:marker-style-name="T2"><text:span text:style-name="T2">Optimizing C/I pipeline and dev experience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20" loext:marker-style-name="T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 (Body CS)" svg:font-family="'Times New Roman (Body CS)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2pt" fo:language="en" fo:country="US" style:letter-kerning="false" style:font-name-asian="Arial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/>
      <style:text-properties fo:color="#ffffff" loext:opacity="100%" fo:letter-spacing="0.028in" style:font-name-complex="Times New Roman (Body CS)" style:font-family-complex="'Times New Roman (Body CS)'" style:font-family-generic-complex="system" style:font-pitch-complex="variable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.0835in" fo:margin-bottom="0.0835in" style:contextual-spacing="false" fo:text-align="center" style:justify-single-word="false">
        <style:tab-stops>
          <style:tab-stop style:position="1.4728in"/>
          <style:tab-stop style:position="2.9453in"/>
        </style:tab-stops>
      </style:paragraph-properties>
      <style:text-properties fo:color="#303848" loext:opacity="100%" fo:font-size="26pt" fo:letter-spacing="0.0555in" style:font-size-asian="26pt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.0835in" fo:margin-bottom="0.0835in" style:contextual-spacing="false" fo:text-align="center" style:justify-single-word="false"/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Text" style:family="paragraph" style:parent-style-name="Standard" style:next-style-name="Standard" style:class="extra">
      <style:paragraph-properties fo:line-height="120%"/>
      <style:text-properties fo:color="#404040" loext:opacity="100%" fo:font-size="10pt" style:font-size-asian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SmallText" style:family="paragraph" style:parent-style-name="Standard" style:next-style-name="Standard">
      <style:text-properties fo:color="#404040" loext:opacity="100%" fo:font-size="10pt" fo:font-style="italic" style:font-size-asian="10pt" style:font-style-asian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color="#000000" loext:opacity="100%">
        <loext:char-complex-color loext:theme-type="dark1" loext:color-type="theme"/>
      </style:text-properties>
    </style:style>
    <style:style style:name="Footer_20_Char" style:display-name="Footer Char" style:family="text" style:parent-style-name="Default_20_Paragraph_20_Font" loext:linked-style-name="Footer">
      <style:text-properties fo:color="#000000" loext:opacity="100%">
        <loext:char-complex-color loext:theme-type="dark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303848" loext:opacity="100%" fo:font-size="26pt" fo:letter-spacing="0.0555in" style:font-size-asian="26pt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ffffff" loext:opacity="100%" fo:letter-spacing="0.028in" style:font-name-complex="Times New Roman (Body CS)" style:font-family-complex="'Times New Roman (Body CS)'" style:font-family-generic-complex="system" style:font-pitch-complex="variable"/>
    </style:style>
    <style:style style:name="Heading_20_2_20_Char" style:display-name="Heading 2 Char" style:family="text" style:parent-style-name="Default_20_Paragraph_20_Font" loext:linked-style-name="Heading_20_2">
      <style:text-properties fo:color="#303848" loext:opacity="100%" fo:letter-spacing="0.0555in" style:font-name-complex="Times New Roman (Body CS)" style:font-family-complex="'Times New Roman (Body CS)'" style:font-family-generic-complex="system" style:font-pitch-complex="variable">
        <loext:char-complex-color loext:theme-type="accent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ccent" style:family="text" style:parent-style-name="Default_20_Paragraph_20_Font">
      <style:text-properties fo:color="#67482c" loext:opacity="100%">
        <loext:char-complex-color loext:theme-type="accent2" loext:color-type="theme">
          <loext:transformation loext:type="shade" loext:value="498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704404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Arial" fo:font-family="Arial" style:font-pitch="variable"/>
    </style:style>
    <style:style style:name="ListLabel_20_2" style:display-name="ListLabel 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pitch="variable"/>
    </style:style>
    <style:style style:name="ListLabel_20_4" style:display-name="ListLabel 4" style:family="text">
      <style:text-properties style:font-name="Arial" fo:font-family="Arial" style:font-pitch="variable"/>
    </style:style>
    <style:style style:name="ListLabel_20_5" style:display-name="ListLabel 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pitch="variable"/>
    </style:style>
    <style:style style:name="ListLabel_20_7" style:display-name="ListLabel 7" style:family="text">
      <style:text-properties style:font-name="Arial" fo:font-family="Arial" style:font-pitch="variable"/>
    </style:style>
    <style:style style:name="ListLabel_20_8" style:display-name="ListLabel 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pitch="variable"/>
    </style:style>
    <style:style style:name="ListLabel_20_10" style:display-name="ListLabel 10" style:family="text">
      <style:text-properties style:font-name="Arial" fo:font-family="Arial" style:font-pitch="variable"/>
    </style:style>
    <style:style style:name="ListLabel_20_11" style:display-name="ListLabel 1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pitch="variable"/>
    </style:style>
    <style:style style:name="ListLabel_20_13" style:display-name="ListLabel 13" style:family="text">
      <style:text-properties style:font-name="Arial" fo:font-family="Arial" style:font-pitch="variable"/>
    </style:style>
    <style:style style:name="ListLabel_20_14" style:display-name="ListLabel 1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rial" fo:font-family="Arial" style:font-pitch="variable"/>
    </style:style>
    <style:style style:name="ListLabel_20_16" style:display-name="ListLabel 16" style:family="text">
      <style:text-properties style:font-name="Arial" fo:font-family="Arial" style:font-pitch="variable"/>
    </style:style>
    <style:style style:name="ListLabel_20_17" style:display-name="ListLabel 1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pitch="variable"/>
    </style:style>
    <style:style style:name="ListLabel_20_19" style:display-name="ListLabel 19" style:family="text">
      <style:text-properties style:font-name="Arial" fo:font-family="Arial" style:font-pitch="variable"/>
    </style:style>
    <style:style style:name="ListLabel_20_20" style:display-name="ListLabel 2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rial" fo:font-family="Arial" style:font-pitch="variable"/>
    </style:style>
    <style:style style:name="ListLabel_20_22" style:display-name="ListLabel 22" style:family="text">
      <style:text-properties style:font-name="Arial" fo:font-family="Arial" style:font-pitch="variable"/>
    </style:style>
    <style:style style:name="ListLabel_20_23" style:display-name="ListLabel 2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pitch="variable"/>
    </style:style>
    <style:style style:name="ListLabel_20_25" style:display-name="ListLabel 25" style:family="text">
      <style:text-properties style:font-name="Arial" fo:font-family="Arial" style:font-pitch="variable"/>
    </style:style>
    <style:style style:name="ListLabel_20_26" style:display-name="ListLabel 2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rial" fo:font-family="Arial" style:font-pitch="variable"/>
    </style:style>
    <style:style style:name="ListLabel_20_28" style:display-name="ListLabel 28" style:family="text">
      <style:text-properties style:font-name="Arial" fo:font-family="Arial" style:font-pitch="variable"/>
    </style:style>
    <style:style style:name="ListLabel_20_29" style:display-name="ListLabel 2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rial" fo:font-family="Arial" style:font-pitch="variable"/>
    </style:style>
    <style:style style:name="ListLabel_20_31" style:display-name="ListLabel 31" style:family="text">
      <style:text-properties style:font-name="Arial" fo:font-family="Arial" style:font-pitch="variable"/>
    </style:style>
    <style:style style:name="ListLabel_20_32" style:display-name="ListLabel 3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Arial" fo:font-family="Arial" style:font-pitch="variable"/>
    </style:style>
    <style:style style:name="ListLabel_20_34" style:display-name="ListLabel 34" style:family="text">
      <style:text-properties style:font-name="Arial" fo:font-family="Arial" style:font-pitch="variable"/>
    </style:style>
    <style:style style:name="ListLabel_20_35" style:display-name="ListLabel 3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Arial" fo:font-family="Arial" style:font-pitch="variable"/>
    </style:style>
    <style:style style:name="ListLabel_20_37" style:display-name="ListLabel 37" style:family="text">
      <style:text-properties style:font-name="Arial" fo:font-family="Arial" style:font-pitch="variable"/>
    </style:style>
    <style:style style:name="ListLabel_20_38" style:display-name="ListLabel 3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rial" fo:font-family="Arial" style:font-pitch="variable"/>
    </style:style>
    <style:style style:name="ListLabel_20_40" style:display-name="ListLabel 40" style:family="text">
      <style:text-properties style:font-name="Arial" fo:font-family="Arial" style:font-pitch="variable"/>
    </style:style>
    <style:style style:name="ListLabel_20_41" style:display-name="ListLabel 4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rial" fo:font-family="Arial" style:font-pitch="variable"/>
    </style:style>
    <style:style style:name="ListLabel_20_43" style:display-name="ListLabel 43" style:family="text">
      <style:text-properties style:font-name="Arial" fo:font-family="Arial" style:font-pitch="variable"/>
    </style:style>
    <style:style style:name="ListLabel_20_44" style:display-name="ListLabel 4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Arial" fo:font-family="Arial" style:font-pitch="variable"/>
    </style:style>
    <style:style style:name="ListLabel_20_46" style:display-name="ListLabel 46" style:family="text">
      <style:text-properties style:font-name="Arial" fo:font-family="Arial" style:font-pitch="variable"/>
    </style:style>
    <style:style style:name="ListLabel_20_47" style:display-name="ListLabel 4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Arial" fo:font-family="Arial" style:font-pitch="variable"/>
    </style:style>
    <style:style style:name="ListLabel_20_49" style:display-name="ListLabel 49" style:family="text">
      <style:text-properties style:font-name="Arial" fo:font-family="Arial" style:font-pitch="variable"/>
    </style:style>
    <style:style style:name="ListLabel_20_50" style:display-name="ListLabel 5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Arial" fo:font-family="Arial" style:font-pitch="variable"/>
    </style:style>
    <style:style style:name="ListLabel_20_52" style:display-name="ListLabel 52" style:family="text">
      <style:text-properties style:font-name="Arial" fo:font-family="Arial" style:font-pitch="variable"/>
    </style:style>
    <style:style style:name="ListLabel_20_53" style:display-name="ListLabel 5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Arial" fo:font-family="Arial" style:font-pitch="variable"/>
    </style:style>
    <style:style style:name="ListLabel_20_55" style:display-name="ListLabel 55" style:family="text">
      <style:text-properties style:font-name="Arial" fo:font-family="Arial" style:font-pitch="variable"/>
    </style:style>
    <style:style style:name="ListLabel_20_56" style:display-name="ListLabel 5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Arial" fo:font-family="Arial" style:font-pitch="variable"/>
    </style:style>
    <style:style style:name="ListLabel_20_58" style:display-name="ListLabel 58" style:family="text">
      <style:text-properties style:font-name="Arial" fo:font-family="Arial" style:font-pitch="variable"/>
    </style:style>
    <style:style style:name="ListLabel_20_59" style:display-name="ListLabel 5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Arial" fo:font-family="Arial" style:font-pitch="variable"/>
    </style:style>
    <style:style style:name="ListLabel_20_61" style:display-name="ListLabel 61" style:family="text">
      <style:text-properties style:font-name="Arial" fo:font-family="Arial" style:font-pitch="variable"/>
    </style:style>
    <style:style style:name="ListLabel_20_62" style:display-name="ListLabel 6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Arial" fo:font-family="Arial" style:font-pitch="variable"/>
    </style:style>
    <style:style style:name="ListLabel_20_64" style:display-name="ListLabel 64" style:family="text">
      <style:text-properties style:font-name="Arial" fo:font-family="Arial" style:font-pitch="variable"/>
    </style:style>
    <style:style style:name="ListLabel_20_65" style:display-name="ListLabel 6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Arial" fo:font-family="Arial" style:font-pitch="variable"/>
    </style:style>
    <style:style style:name="ListLabel_20_67" style:display-name="ListLabel 67" style:family="text">
      <style:text-properties style:font-name="Arial" fo:font-family="Arial" style:font-pitch="variable"/>
    </style:style>
    <style:style style:name="ListLabel_20_68" style:display-name="ListLabel 6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rial" fo:font-family="Arial" style:font-pitch="variable"/>
    </style:style>
    <style:style style:name="ListLabel_20_70" style:display-name="ListLabel 70" style:family="text">
      <style:text-properties style:font-name="Arial" fo:font-family="Arial" style:font-pitch="variable"/>
    </style:style>
    <style:style style:name="ListLabel_20_71" style:display-name="ListLabel 7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Arial" fo:font-family="Arial" style:font-pitch="variable"/>
    </style:style>
    <style:style style:name="ListLabel_20_73" style:display-name="ListLabel 73" style:family="text">
      <style:text-properties style:font-name="Arial" fo:font-family="Arial" style:font-pitch="variable"/>
    </style:style>
    <style:style style:name="ListLabel_20_74" style:display-name="ListLabel 7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" fo:font-family="Arial" style:font-pitch="variable"/>
    </style:style>
    <style:style style:name="ListLabel_20_76" style:display-name="ListLabel 76" style:family="text">
      <style:text-properties style:font-name="Arial" fo:font-family="Arial" style:font-pitch="variable"/>
    </style:style>
    <style:style style:name="ListLabel_20_77" style:display-name="ListLabel 7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Arial" fo:font-family="Arial" style:font-pitch="variable"/>
    </style:style>
    <style:style style:name="ListLabel_20_79" style:display-name="ListLabel 79" style:family="text">
      <style:text-properties style:font-name="Arial" fo:font-family="Arial" style:font-pitch="variable"/>
    </style:style>
    <style:style style:name="ListLabel_20_80" style:display-name="ListLabel 8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rial" fo:font-family="Arial" style:font-pitch="variable"/>
    </style:style>
    <style:style style:name="ListLabel_20_82" style:display-name="ListLabel 82" style:family="text">
      <style:text-properties style:font-name="Arial" fo:font-family="Arial" style:font-pitch="variable"/>
    </style:style>
    <style:style style:name="ListLabel_20_83" style:display-name="ListLabel 8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Arial" fo:font-family="Arial" style:font-pitch="variable"/>
    </style:style>
    <style:style style:name="ListLabel_20_85" style:display-name="ListLabel 85" style:family="text">
      <style:text-properties style:font-name="Arial" fo:font-family="Arial" style:font-pitch="variable"/>
    </style:style>
    <style:style style:name="ListLabel_20_86" style:display-name="ListLabel 8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pitch="variable"/>
    </style:style>
    <style:style style:name="ListLabel_20_88" style:display-name="ListLabel 88" style:family="text">
      <style:text-properties style:font-name="Arial" fo:font-family="Arial" style:font-pitch="variable"/>
    </style:style>
    <style:style style:name="ListLabel_20_89" style:display-name="ListLabel 8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Arial" fo:font-family="Arial" style:font-pitch="variable"/>
    </style:style>
    <style:style style:name="ListLabel_20_91" style:display-name="ListLabel 91" style:family="text">
      <style:text-properties style:font-name="Arial" fo:font-family="Arial" style:font-pitch="variable"/>
    </style:style>
    <style:style style:name="ListLabel_20_92" style:display-name="ListLabel 9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Arial" fo:font-family="Arial" style:font-pitch="variable"/>
    </style:style>
    <style:style style:name="ListLabel_20_94" style:display-name="ListLabel 94" style:family="text">
      <style:text-properties style:font-name="Arial" fo:font-family="Arial" style:font-pitch="variable"/>
    </style:style>
    <style:style style:name="ListLabel_20_95" style:display-name="ListLabel 9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Arial" fo:font-family="Arial" style:font-pitch="variable"/>
    </style:style>
    <style:style style:name="ListLabel_20_97" style:display-name="ListLabel 97" style:family="text">
      <style:text-properties style:font-name="Arial" fo:font-family="Arial" style:font-pitch="variable"/>
    </style:style>
    <style:style style:name="ListLabel_20_98" style:display-name="ListLabel 9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Arial" fo:font-family="Arial" style:font-pitch="variable"/>
    </style:style>
    <style:style style:name="ListLabel_20_100" style:display-name="ListLabel 100" style:family="text">
      <style:text-properties style:font-name="Arial" fo:font-family="Arial" style:font-pitch="variable"/>
    </style:style>
    <style:style style:name="ListLabel_20_101" style:display-name="ListLabel 10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Arial" fo:font-family="Arial" style:font-pitch="variable"/>
    </style:style>
    <style:style style:name="ListLabel_20_103" style:display-name="ListLabel 103" style:family="text">
      <style:text-properties style:font-name="Arial" fo:font-family="Arial" style:font-pitch="variable"/>
    </style:style>
    <style:style style:name="ListLabel_20_104" style:display-name="ListLabel 10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Arial" fo:font-family="Arial" style:font-pitch="variable"/>
    </style:style>
    <style:style style:name="ListLabel_20_106" style:display-name="ListLabel 106" style:family="text">
      <style:text-properties style:font-name="Arial" fo:font-family="Arial" style:font-pitch="variable"/>
    </style:style>
    <style:style style:name="ListLabel_20_107" style:display-name="ListLabel 107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Arial" fo:font-family="Arial" style:font-pitch="variable"/>
    </style:style>
    <style:style style:name="ListLabel_20_109" style:display-name="ListLabel 109" style:family="text">
      <style:text-properties style:font-name="Arial" fo:font-family="Arial" style:font-pitch="variable"/>
    </style:style>
    <style:style style:name="ListLabel_20_110" style:display-name="ListLabel 110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Arial" fo:font-family="Arial" style:font-pitch="variable"/>
    </style:style>
    <style:style style:name="ListLabel_20_112" style:display-name="ListLabel 112" style:family="text">
      <style:text-properties style:font-name="Arial" fo:font-family="Arial" style:font-pitch="variable"/>
    </style:style>
    <style:style style:name="ListLabel_20_113" style:display-name="ListLabel 113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Arial" fo:font-family="Arial" style:font-pitch="variable"/>
    </style:style>
    <style:style style:name="ListLabel_20_115" style:display-name="ListLabel 115" style:family="text">
      <style:text-properties style:font-name="Arial" fo:font-family="Arial" style:font-pitch="variable"/>
    </style:style>
    <style:style style:name="ListLabel_20_116" style:display-name="ListLabel 116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Arial" fo:font-family="Arial" style:font-pitch="variable"/>
    </style:style>
    <style:style style:name="ListLabel_20_118" style:display-name="ListLabel 118" style:family="text">
      <style:text-properties style:font-name="Arial" fo:font-family="Arial" style:font-pitch="variable"/>
    </style:style>
    <style:style style:name="ListLabel_20_119" style:display-name="ListLabel 119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Arial" fo:font-family="Arial" style:font-pitch="variable"/>
    </style:style>
    <style:style style:name="ListLabel_20_121" style:display-name="ListLabel 121" style:family="text">
      <style:text-properties style:font-name="Arial" fo:font-family="Arial" style:font-pitch="variable"/>
    </style:style>
    <style:style style:name="ListLabel_20_122" style:display-name="ListLabel 122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Arial" fo:font-family="Arial" style:font-pitch="variable"/>
    </style:style>
    <style:style style:name="ListLabel_20_124" style:display-name="ListLabel 124" style:family="text">
      <style:text-properties style:font-name="Arial" fo:font-family="Arial" style:font-pitch="variable"/>
    </style:style>
    <style:style style:name="ListLabel_20_125" style:display-name="ListLabel 125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Arial" fo:font-family="Arial" style:font-pitch="variable"/>
    </style:style>
    <style:style style:name="ListLabel_20_127" style:display-name="ListLabel 127" style:family="text">
      <style:text-properties style:font-name="Arial" fo:font-family="Arial" style:font-pitch="variable"/>
    </style:style>
    <style:style style:name="ListLabel_20_128" style:display-name="ListLabel 128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Arial" fo:font-family="Arial" style:font-pitch="variable"/>
    </style:style>
    <style:style style:name="ListLabel_20_130" style:display-name="ListLabel 130" style:family="text">
      <style:text-properties style:font-name="Arial" fo:font-family="Arial" style:font-pitch="variable"/>
    </style:style>
    <style:style style:name="ListLabel_20_131" style:display-name="ListLabel 131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Arial" fo:font-family="Arial" style:font-pitch="variable"/>
    </style:style>
    <style:style style:name="ListLabel_20_133" style:display-name="ListLabel 133" style:family="text">
      <style:text-properties style:font-name="Arial" fo:font-family="Arial" style:font-pitch="variable"/>
    </style:style>
    <style:style style:name="ListLabel_20_134" style:display-name="ListLabel 134" style:family="text">
      <style:text-properties style:font-name="Arial" fo:font-family="Arial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Arial" fo:font-family="Arial" style:font-pitch="variable"/>
    </style:style>
    <style:style style:name="ListLabel_20_136" style:display-name="ListLabel 136" style:family="text">
      <style:text-properties fo:color="#242935" loext:opacity="100%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dernResume">
      <loext:theme-colors loext:name="ModernResume">
        <loext:color loext:name="dark1" loext:color="#000000"/>
        <loext:color loext:name="light1" loext:color="#ffffff"/>
        <loext:color loext:name="dark2" loext:color="#775f55"/>
        <loext:color loext:name="light2" loext:color="#ebddc3"/>
        <loext:color loext:name="accent1" loext:color="#303848"/>
        <loext:color loext:name="accent2" loext:color="#bf9268"/>
        <loext:color loext:name="accent3" loext:color="#a5ab81"/>
        <loext:color loext:name="accent4" loext:color="#d8b25c"/>
        <loext:color loext:name="accent5" loext:color="#648276"/>
        <loext:color loext:name="accent6" loext:color="#968c8c"/>
        <loext:color loext:name="hyperlink" loext:color="#f7b615"/>
        <loext:color loext:name="followed-hyperlink" loext:color="#704404"/>
      </loext:theme-colors>
    </loext:theme>
  </office:styles>
  <office:automatic-styles>
    <style:style style:name="MP1" style:family="paragraph">
      <loext:graphic-properties draw:fill="solid" draw:fill-color="#303848"/>
      <style:paragraph-properties fo:text-align="start"/>
      <style:text-properties fo:font-size="18pt"/>
    </style:style>
    <style:style style:name="Mgr1" style:family="graphic">
      <style:graphic-properties draw:stroke="none" svg:stroke-width="0in" draw:fill="solid" draw:fill-color="#303848" draw:textarea-vertical-align="top" draw:auto-grow-height="false" fo:min-height="1.2689in" fo:min-width="8.302in" fo:padding-top="0.0492in" fo:padding-bottom="0.0492in" fo:padding-left="0.0984in" fo:padding-right="0.0984in" fo:wrap-option="wrap" loext:decorative="false" fo:margin-left="0in" fo:margin-right="0.001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1" loext:color-type="theme"/>
      </style:graphic-properties>
    </style:style>
    <style:page-layout style:name="Mpm1">
      <style:page-layout-properties fo:page-width="8.5in" fo:page-height="11in" style:num-format="1" style:print-orientation="portrait" fo:margin-top="0.492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angle 7" draw:style-name="Mgr1" draw:text-style-name="MP1" svg:width="8.4988in" svg:height="1.3669in" svg:x="-1in" svg:y="-0.47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2-03-11T17:39:00</meta:creation-date>
    <dc:date>2024-10-01T21:25:40.594816860</dc:date>
    <meta:editing-duration>PT16M45S</meta:editing-duration>
    <meta:generator>LibreOffice/24.8.2.1$Linux_X86_64 LibreOffice_project/0f794b6e29741098670a3b95d60478a65d05ef13</meta:generator>
    <meta:document-statistic meta:table-count="1" meta:image-count="0" meta:object-count="0" meta:page-count="1" meta:paragraph-count="53" meta:word-count="278" meta:character-count="1820" meta:non-whitespace-character-count="1615"/>
    <meta:user-defined meta:name="AppVersion">16.0000</meta:user-defined>
    <meta:template xlink:type="simple" xlink:actuate="onRequest" xlink:title="C:\Users\brand\AppData\Roaming\Microsoft\Templates\Minimalist resume.dotx" xlink:href=""/>
  </office:meta>
</office:document-meta>
</file>